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Arial1"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cs" fo:country="CZ" officeooo:paragraph-rsid="005616df"/>
    </style:style>
    <style:style style:name="P2" style:family="paragraph" style:parent-style-name="Footer">
      <style:paragraph-properties fo:text-align="center" style:justify-single-word="false"/>
      <style:text-properties fo:language="cs" fo:country="CZ"/>
    </style:style>
    <style:style style:name="P3" style:family="paragraph" style:parent-style-name="Footer">
      <style:paragraph-properties fo:text-align="start" style:justify-single-word="false"/>
      <style:text-properties officeooo:paragraph-rsid="005616df"/>
    </style:style>
    <style:style style:name="P4" style:family="paragraph" style:parent-style-name="Text_20_body">
      <style:text-properties officeooo:paragraph-rsid="00178bca"/>
    </style:style>
    <style:style style:name="P5" style:family="paragraph" style:parent-style-name="Heading_20_1">
      <style:paragraph-properties fo:break-before="page"/>
    </style:style>
    <style:style style:name="P6" style:family="paragraph" style:parent-style-name="Heading_20_1">
      <style:paragraph-properties fo:break-before="page"/>
      <style:text-properties officeooo:rsid="0019157c" officeooo:paragraph-rsid="0019157c"/>
    </style:style>
    <style:style style:name="P7" style:family="paragraph" style:parent-style-name="Korespondent">
      <style:text-properties officeooo:paragraph-rsid="0019157c"/>
    </style:style>
    <style:style style:name="P8" style:family="paragraph" style:parent-style-name="Korespondent_20_-_20_podnadpis">
      <style:text-properties officeooo:paragraph-rsid="0019157c"/>
    </style:style>
    <style:style style:name="P9" style:family="paragraph" style:parent-style-name="Korespondent_20_-_20_úvod">
      <style:text-properties officeooo:rsid="0019157c" officeooo:paragraph-rsid="0019157c"/>
    </style:style>
    <style:style style:name="T1" style:family="text">
      <style:text-properties officeooo:rsid="005616df"/>
    </style:style>
    <style:style style:name="T2" style:family="text">
      <style:text-properties officeooo:rsid="00178bca"/>
    </style:style>
    <style:style style:name="T3" style:family="text">
      <style:text-properties fo:font-size="10pt" officeooo:rsid="00178bca"/>
    </style:style>
    <style:style style:name="T4" style:family="text">
      <style:text-properties officeooo:rsid="0019157c"/>
    </style:style>
    <style:style style:name="T5" style:family="text">
      <style:text-properties officeooo:rsid="002284da"/>
    </style:style>
    <style:style style:name="T6" style:family="text">
      <style:text-properties officeooo:rsid="001d1675"/>
    </style:style>
    <style:style style:name="T7" style:family="text">
      <style:text-properties fo:font-style="italic" style:font-style-asian="italic"/>
    </style:style>
    <style:style style:name="T8" style:family="text">
      <style:text-properties officeooo:rsid="0016b7ff"/>
    </style:style>
    <style:style style:name="T9" style:family="text">
      <style:text-properties officeooo:rsid="001d26b6"/>
    </style:style>
    <style:style style:name="T10" style:family="text">
      <style:text-properties officeooo:rsid="001e8e9d"/>
    </style:style>
    <style:style style:name="T11" style:family="text">
      <style:text-properties officeooo:rsid="0023f934"/>
    </style:style>
    <style:style style:name="T12" style:family="text">
      <style:text-properties officeooo:rsid="00209e2c"/>
    </style:style>
    <style:style style:name="T13" style:family="text">
      <style:text-properties officeooo:rsid="0019ad4e"/>
    </style:style>
    <style:style style:name="T14" style:family="text">
      <style:text-properties officeooo:rsid="00215e84"/>
    </style:style>
    <style:style style:name="T15" style:family="text">
      <style:text-properties style:font-name="Arial1" fo:font-weight="bold" style:font-weight-asian="bold" style:font-name-complex="Arial2"/>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Figure"/>
        <text:sequence-decl text:display-outline-level="0" text:name="SubEntity"/>
        <text:sequence-decl text:display-outline-level="2" text:separation-character="." text:name="Equation"/>
        <text:sequence-decl text:display-outline-level="2" text:separation-character="." text:name="Listing"/>
      </text:sequence-decls>
      <text:p text:style-name="Tiráž"><text:span text:style-name="T17">Korespondent</text:span>:<text:line-break/>Yorga Mnjelsemsen-dottir</text:p>
      <text:h text:style-name="P5" text:outline-level="1"><text:bookmark-start text:name="org5554674"/>Zpověď Lubomíra Lečka<text:bookmark-end text:name="org5554674"/></text:h>
      <text:p text:style-name="Text_20_body">Vážení a milý čtenáři,</text:p>
      <text:p text:style-name="Text_20_body">Já vím, já vím. Už zase jsem něco pokazil. Ostatně jako vždycky. Snažil jsem se vám ze všech sil poskytnout co nejblyštivější osobnost, ale jak tomu prozřetelnost chtěla, nepovedlo se.</text:p>
      <text:p text:style-name="Text_20_body">Pro dnešní číslo jsme do Monte Karla pozvali známého amerického herce Marka Hamilla, jehož můžete znát z takových rolí jako Joker v kresleném Batmanovi, profesora Arnolda v populární sérii Kingsman či Santu v Tomovi a Jerrim. Případně se vám může vybavit jeho Luke Skywalker v méně zn<text:span text:style-name="T2">á</text:span>mých Hvězdných válkách. Byl jsem samozřejmě nadšen, když pan Hamill souhlasil s mým pozváním, i když být pozván do našeho pořadu je čest spíš pro pozvaného, a začal jsem se tedy připravovat na <text:span text:style-name="T3">nevyhnutelnou</text:span> komplikac<text:span text:style-name="T2">i</text:span>.</text:p>
      <text:p text:style-name="Text_20_body">Ta přišla záhy, když jistou paní Ann<text:span text:style-name="T2">u</text:span> Schluchthansov<text:span text:style-name="T3">ou</text:span> předvolali před soud za nelegální prodej héliových raket. Jestli vás zajímá, co má paní Schluchthansová společného s námi, vězte, že Markova žena se s ní blízce zná a rozhodla se, že se soudu <text:span text:style-name="T2">zúčastní</text:span> jako morální podpora. Mark se následně omluvil, že musí poskytovat morální podporu své ženě.</text:p>
      <text:p text:style-name="Text_20_body">Tehdy jsem měl ještě dost času a zařídil jsem náhradu. Další známý herec Ivan Trojan s radostí a pokorou přijal naši žádost a slíbil, že se dostaví z Německa, kde byl tou dobou na prodloužené dovolené. Ale jakoby se proti m<text:span text:style-name="T2">n</text:span>ě všechno spiklo, pan Trojan se rozhodl odletět právě ve chvíli, kdy na letišti propuklo dlouhodobé držení rukojmí. Ivana držel dva dny Anselm, který se domníval, že zatčení jeho sestry Anny za <text:span text:style-name="T3">nelegální</text:span> prodej héliových raket bylo nezákonné.</text:p>
      <text:p text:style-name="Text_20_body">Anselma Schluchthanse nakonec zatk<text:span text:style-name="T2">nul</text:span> tým plukovníka Oschlýamilitého a nikdo nedošel k újmě. Avšak Ivan Trojan byl natolik rozrušen, že se nedokázal postarat ani o vlastní <text:span text:style-name="T3">vnoučata</text:span> a najal si na to narychlo chůvu Kalkalovou. V takovém stavu nebylo možno s ním provádět rozhovor.</text:p>
      <text:p text:style-name="P4">Já ale při vší své zkušenosti předvídal podobný vývoj a zařídil jsem i náhradu náhrady. Paní Lena Heady nám <text:span text:style-name="T2">s</text:span>líbila účast v případě, že se Ivan Trojan nedostaví. <text:span text:style-name="T2">I</text:span> ona má na starosti děti, které do studia nemoha přivézt. Zavolala tedy své chůvě. Jak se ale ukázalo, paní Kalkalová už byla urgentně povolána k vnoučatům Ivana Trojana.</text:p>
      <text:p text:style-name="Text_20_body">Zde si znovu všimněte mé prozíravosti. Instruoval jsem Lenu, že si má zajistit chůvy dvě. Jakmile se ujistila, že chůva 1 nemá čas, požádala o pomoc chůvu 2. Avšak paní Oschlýamilitá je vždy doslova na prášky, když se její syn plukovník Oschlýamilitý vydá do akce, a v takovém stavu nebylo radno ji <text:span text:style-name="T3">svěřovat děti</text:span>.</text:p>
      <text:p text:style-name="Text_20_body">Lena Heady ale není žádný hlupák. Já požádal o chůvy dvě a ona si zajistila třetí. Když se jí ale Monte Karlos pokusil volat, dozvěděl se, že byla právě odsouzena za nelegální prodej héliových raket. A tak se bohužel naše okénko pro celebrity ani tentokrát nezaplnilo. Omlouvám se.</text:p>
      <text:h text:style-name="P6" text:outline-level="1">Korespondent</text:h>
      <text:p text:style-name="P9">Tentokrát odevšud se nám ozývá hlas největšího žijícího znalce módní scény, který přináší dlouho očekávané zprávy o stmelení lidu a povstání proti utlačujícím autoritám. Jeho (respektive její) pojetí globálních událostí vás dnes zanechá v naprosté blaženosti a hrdosti na své spoluobčany světa.</text:p>
      <text:p text:style-name="P8"><text:span text:style-name="T4">Duch svobody vítězí</text:span></text:p>
      <text:p text:style-name="P7">Doba je zlá a nepřející a pro oděvní průmysl i módní show-business to platí dvojnásob, ale všechno zlé je pro něco dobré a teprve ten, kdo se směje naposled, může říct, jestli opravdu bylo čemu. </text:p>
      <text:p text:style-name="Korespondent">V dnešních časech je skutečně složité podávat zasvěcené odborné i laické reporty o módním byznysu <text:s/><text:span text:style-name="T5">a </text:span>dění na světových přehlídkových molech, když tato zůstávala již jedenáct měsíců zcela prázdná. Ostudou a latentní tragédií skončila <text:span text:style-name="T6">například</text:span> iniciativa francouzské divize časopisu Vogue, který se pokusil neotřel<text:span text:style-name="T6">e</text:span> uchop<text:span text:style-name="T6">it</text:span> kriz<text:span text:style-name="T6">i</text:span> a nabídl své stránky k otištění série filosoficko-theologických esejů na téma povrchnosti, pomíjivosti a hodnotového zbloudění současného světa.</text:p>
      <text:p text:style-name="Korespondent"><text:span text:style-name="T6">Tento a</text:span>mbiciózní plán záhy ztroskotal a byl odpískán poté, co se pařížská redakce Vogue stala terčem poněkud diletantského, nicméně skutečného bombového útoku, k němuž se přihlásila teroristická skupina <text:span text:style-name="T7">Siège syndical mondial des modèles et modèles, </text:span>která následně zveřejnila manifest, v němž demonstruje vzletnými až patetickými slovy své odhodlání „vést ohroženou bárku tvůrčího a povznášejícího světa haute couture po vzdutých vodách naší choré doby a převést ji do bezpečného přístavu její budoucí opětovné krásy a prosperity, vzdor všem nástrahám a protivenstvím, které se jí v této chvíli staví do cesty“.</text:p>
      <text:p text:style-name="Korespondent"><text:span text:style-name="T6">P</text:span>o pařížském incidentu se svět módy a módního byznysu rychle vzpamatoval z otřesů, způsobených sanitárním diktátorstvím světových vlád, a pustil se s nimi do co nejradikálnějšího boje.</text:p>
      <text:p text:style-name="Korespondent">I módní svět tedy prošel v první fázi globálních zákazů úplně všeho etapou, v n<text:span text:style-name="T8">íž</text:span> se chvíli mohlo zdát, že bude ochoten se nové situaci bez násilí podřídit. Naštěstí tato doba trvala jen krátce a kreativní síl<text:span text:style-name="T9">y</text:span> si vbrzku našly řadu cest k opětovnému sebeprosazení. Již na podzim loňského roku proběhla celá série lokálních módních přehlídek, byť zatím bez publika a mnohdy na místech, která ilustrují tristnost současné doby: v opuštěných dolech, zavřených obchodních centrech a odbavovacích letištních halách, ve školních tělocvičnách a kongresových halách, na lyžařských sjezdovkách a ve vypuštěných plaveckých bazénech, zkrátka všude tam, kde byla jistota, až akci nikdo neuvidí a kde ji nebude nepřítel očekávat. <text:span text:style-name="T9">Můžeme </text:span>děkovat <text:span text:style-name="T10">těmto akcím</text:span>, že <text:span text:style-name="T5">svět módy</text:span> nejen že nezahynul, nýbrž nabírá na síle a je na cestě stát se lídrem globálního posttraumatického růstu.</text:p>
      <text:p text:style-name="Korespondent">První nadějnou vlaštovkou této nové éry se stal velkoryse pojatý Global fashion week-end No1, který se konal v prvním únorovém víkendu souběžně v Londýně, Edinburgu, Paříži, Barceloně, Lisabonu, Amsterodamu, Milánu, Vídni, Berlíně, Hamburku, Stockholmu, Tallinu, Istanbulu, Tel Avivu, Abú Dhabí, Singapuru, Hong Kongu, Tokiu, Sydney, Honolulu, New Yorku a Torontu. Účastnilo se ho bezprecedentní množství modelek, modelů, módních tvůrců, návrhářů, šperkařů, stylistů a kadeřníků. Divákům nebyly dány <text:span text:style-name="T5">ž</text:span>ádné mantinely, pořadatelé se pouze <text:span text:style-name="T5">zřekli</text:span> zodpovědnosti za jejich bezpečí, neboť akce byly sice zcela legální, nicméně jejich povolení se nevztahovalo na publikum. Nebezpečí, která z toho mohla plynout, se snažila vykrývat <text:span text:style-name="T7">Siège syndical mondial des modèles et modèles</text:span>, která dala k dispozici své právníky pro potřeby případně perzekvovaných návštěvníků.</text:p>
      <text:p text:style-name="Korespondent">Po téměř ročním vyhladovění trhu se organizátoři GFWNo1 rozhodli nesvazovat účastníky žádnými tematickými mantinely. Na pódiích tak bylo k vidění opravdu vše od sportovních kompletů přes folklorní úbory až ke kolekcím spodního a erotického prádla. <text:span text:style-name="T11">M</text:span>ezi účastníky akce zcela spontánně převážila potřeba vyznat se z lásky a obdivu k parametrům „starého světa“, který se v současné době ocitá ve vážném ohrožení a jehož je potřeba se aktivně ujmout, ochránit ho a šťastně a bezpečně jej dovést do nových přístavů, kde bude moci být nadále sám sebou. <text:s/></text:p>
      <text:p text:style-name="Korespondent">Jedním z vrcholů fashion weekendu se stala přehlídka tradičních skotských kiltů, předvedených v plné barevné škále a se všemi nezbytnými doplňky o půlnoci ze soboty na neděli za svitu pochodní. Pojetí přehlídky bylo víc než velkorysé a její úspěch přímo fenomenální, jak lze naznat z faktu, že se jí účastnilo přes tři sta interpretů, sto padesát osob personálu, šedesát pracovníků cateringu, padesát příslušníků vnitřní ostrahy a dvaatřicet přenosových televizních, rozhlasových a streamovacích štábů, čtyřicet členů zdravotní služby a rovných pětadvacet diváků, kterým se podařilo překonat provizorní policejní bariéru, sestávající z několika kolon obrněných vozidel, tří zákopových linií a kordonu devadesáti těžkooděnců v plné zbroji.</text:p>
      <text:p text:style-name="Korespondent">Pendantem skotského <text:s/>představení <text:s/>se stala neméně opulentní akce londýnská, zasvěcená pánské společenské módě. Historicky pojatá dramaturgie nabídla přehlídku především dokonalých „druhých“ smokingů v jednotné bondovské stylizaci. Hodinová show startovala rovněž o půlnoci na Piccadilly Circus, doprovázela ji, jak jinak, hudba Monty Normana a na čelní stěny budov byly při ní promítány montáže ze všech pětadvaceti dílů <text:span text:style-name="T12">b</text:span>ondovské série. Pořadatelům se touto cestou podařilo vytvořit iluzi autentického společenského prostředí plného krásných <text:soft-page-break/>žen, diskrétních číšníků, charismatických padouchů, jejich hranatých bodyguardů a lidí vůbec, což působilo solidně a provokativně zároveň.</text:p>
      <text:p text:style-name="Korespondent">Vítězem GFWNo1 se nicméně stala co do výpravy nesrovnatelně skromnější, svým významem a hodnotovým ukotvením však zcela zásadní přehlídka v Tel Avivu. Její organizátoři se, částečně i kvůli nutnosti vyhovět striktním podmínkám utajení, inspirovali tradičním oděvem ortodoxních chasidských komunit a navíc přenesli její konání do Jeruzaléma, neboť pouze tak byli schopni vyhovět bezpečnostním požadavkům izraelské tajné služby.</text:p>
      <text:p text:style-name="P7">Izraelská produkce se rozhodla pro cestu jednotné prezentace bez kompromisů, čímž se její dramaturgie potkala s dramaturgií londýnskou. Podstatou minimalistického ztvárnění bylo vystoupení pouhých několika desítek mužů obdivuhodně shodné výšky, váhy, tělesné konstituce a <text:s/>atletického vzezření. Jak potvrdili organizátoři, jejich představení se konalo v naprostém klidu a izolaci, dokonce bez viditelné přítomnosti členů Mosadu. Tuto podezřelou okolnost ozřejmil dodatečně po týdnu pátrání investigativní novinář, jemuž se podařilo zjistit, že příslušníci Mosadu akci skutečně bezpečnostně kryli, a to právě v rolích dotyčných modelů. Vznikla tak nepříjemná roztržka, která se ještě prohloubila, když vyšlo najevo, že castingová agentura <text:span text:style-name="T13">zodpovědná za </text:span><text:span text:style-name="T14">tyto</text:span><text:span text:style-name="T13"> modely</text:span> je ve skutečnosti zvláštním oddílem tajné služby s krycím názvem <text:span text:style-name="T15">נגיף</text:span><text:span text:style-name="T16"> </text:span><text:span text:style-name="T15">מוות</text:span><text:span text:style-name="T18">!</text:span></text:p>
      <text:p text:style-name="P7">Izraelci odmítli převzít hlavní cenu, neboť celou záležitost pokládali za vlastní ostudnou blamáž, a svůj postoj přehodnotili, teprve když se jim přihlásili dva do té doby neznámí muži, kteří prokázali, že se uvedené přehlídky rovněž účastnili jako diváci, ale díky svému oblečení zůstali neodhaleni. Izraelská přehlídka tak sice skončila s nejmenším počtem návštěvníků, přesto však s prokazatelně největším celospolečenským dopadem, neboť v jejím důsledku rezignoval nejen šéf Mosadu, ale i izraelský premiér, prezident a vrchní rabín. </text:p>
      <text:p text:style-name="Korespondent">Global Fashion Week-end tak hned napoprvé dokázal, že svět módy, oděvní tvorby a oděvního byznysu má stále svou sílu a svůj význam a že je odhodlán takovým zůstat i do budoucna. </text:p>
      <text:p text:style-name="Korespondent">Kéž se tato naděje splní!</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Liberation Mono" svg:font-family="'Liberation Mono'" style:font-adornments="Regular" style:font-family-generic="modern" style:font-pitch="fixed"/>
    <style:font-face style:name="NSimSun" svg:font-family="NSimSun" style:font-family-generic="modern" style:font-pitch="fixed"/>
    <style:font-face style:name="Arial1" svg:font-family="Arial" style:font-family-generic="roman"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gency FB" svg:font-family="'Agency FB'" style:font-family-generic="swiss" style:font-pitch="variable"/>
    <style:font-face style:name="Arial" svg:font-family="Arial" style:font-family-generic="swiss" style:font-pitch="variable"/>
    <style:font-face style:name="Arial2"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hyphenation-ladder-count="no-limit" fo:text-indent="0.499cm" style:auto-text-indent="false" style:page-number="auto" style:writing-mode="page"/>
      <style:text-properties fo:font-size="10pt"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style:page-number="auto" fo:break-before="page" style:writing-mode="page">
        <style:tab-stops>
          <style:tab-stop style:position="17cm" style:type="right"/>
        </style:tab-stops>
      </style:paragraph-properties>
      <style:text-properties fo:font-size="115%" fo:language="cs" fo:country="CZ" fo:font-weight="bold" officeooo:rsid="009fabec" style:font-size-asian="115%" style:font-weight-asian="bold" style:font-size-complex="115%" style:font-weight-complex="bold"/>
    </style:style>
    <style:style style:name="Tiráž" style:family="paragraph" style:parent-style-name="Text_20_body">
      <style:paragraph-properties fo:margin-left="0cm" fo:margin-right="0cm" fo:margin-top="0cm" fo:margin-bottom="0.15cm" loext:contextual-spacing="false" fo:text-align="center" style:justify-single-word="false" fo:text-indent="0cm" style:auto-text-indent="false"/>
      <style:text-properties fo:font-size="10pt"/>
    </style:style>
    <style:style style:name="Editorial" style:family="paragraph" style:parent-style-name="Text_20_body">
      <style:paragraph-properties fo:text-align="justify" style:justify-single-word="false"/>
      <style:text-properties style:font-name="Bookman Old Style" fo:font-family="'Bookman Old Style'" style:font-family-generic="roman" style:font-pitch="variable" fo:font-size="10pt" fo:font-weight="250" style:font-size-asian="10.5pt" style:font-size-complex="10.5pt"/>
    </style:style>
    <style:style style:name="My_20_Heading_20_1" style:display-name="My Heading 1" style:family="paragraph" style:parent-style-name="Heading_20_1" style:default-outline-level="1" style:list-style-name="" style:class="text">
      <style:paragraph-properties fo:margin-top="0cm" fo:margin-bottom="0.21cm" loext:contextual-spacing="false" fo:break-before="page"/>
      <style:text-properties fo:language="cs" fo:country="CZ" officeooo:rsid="009fabec"/>
    </style:style>
    <style:style style:name="My_20_Heading_20_2" style:display-name="My Heading 2" style:family="paragraph" style:parent-style-name="Heading_20_2" style:default-outline-level="" style:list-style-name="">
      <loext:graphic-properties draw:fill="none" draw:fill-color="#729fcf"/>
      <style:paragraph-properties fo:margin-left="0cm" fo:margin-right="0cm" fo:margin-top="0cm" fo:margin-bottom="0cm" loext:contextual-spacing="false" fo:text-indent="0cm" style:auto-text-indent="false" fo:background-color="transparent" fo:keep-with-next="always" style:writing-mode="lr-tb">
        <style:tab-stops>
          <style:tab-stop style:position="17cm" style:type="right"/>
        </style:tab-stops>
      </style:paragraph-properties>
      <style:text-properties fo:font-size="14pt" style:font-size-asian="14pt" style:font-size-complex="14pt"/>
    </style:style>
    <style:style style:name="Text_20_Normal" style:display-name="Text Normal"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podnadpis" style:display-name="Korespondent - podnadpis" style:family="paragraph" style:parent-style-name="Heading_20_3" style:default-outline-level="" style:list-style-name="" style:master-page-name="">
      <style:paragraph-properties fo:text-align="justify" style:justify-single-word="false" style:page-number="auto"/>
      <style:text-properties fo:font-size="11pt" style:font-size-asian="11pt" style:font-size-complex="11pt"/>
    </style:style>
    <style:style style:name="Rozhovor" style:family="paragraph" style:parent-style-name="Text_20_body" style:master-page-name="">
      <loext:graphic-properties draw:fill="none" draw:fill-color="#729fcf"/>
      <style:paragraph-properties fo:margin-left="0cm" fo:margin-right="0cm" fo:margin-top="0cm" fo:margin-bottom="0.101cm" loext:contextual-spacing="false" fo:text-align="justify" style:justify-single-word="false" fo:text-indent="0cm" style:auto-text-indent="false" style:page-number="auto" fo:background-color="transparent">
        <style:tab-stops/>
      </style:paragraph-properties>
      <style:text-properties fo:font-size="11pt" fo:language="cs" fo:country="CZ" style:font-size-asian="11pt" style:font-size-complex="11pt"/>
    </style:style>
    <style:style style:name="Hodnocení_20_text" style:display-name="Hodnocení text" style:family="paragraph" style:parent-style-name="Text_20_body">
      <style:paragraph-properties fo:margin-top="0cm" fo:margin-bottom="0cm" loext:contextual-spacing="false" fo:text-align="justify" style:justify-single-word="false"/>
      <style:text-properties fo:font-size="11pt" fo:language="cs" fo:country="CZ" style:font-size-asian="11pt" style:font-size-complex="11pt"/>
    </style:style>
    <style:style style:name="Korespondent_20_-_20_úvod" style:display-name="Korespondent - úvod"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Heading_20_2" style:display-name="Heading 2" style:family="paragraph" style:parent-style-name="Heading" style:next-style-name="Text_20_body" style:default-outline-level="2" style:class="text">
      <style:paragraph-properties fo:margin-top="0cm" fo:margin-bottom="0.21cm" loext:contextual-spacing="false" style:writing-mode="lr-tb"/>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style style:name="List_20_Contents" style:display-name="List Contents" style:family="paragraph" style:parent-style-name="Standard" style:class="html"/>
    <style:style style:name="Header" style:family="paragraph" style:parent-style-name="Standard" style:class="extra"/>
    <style:style style:name="Table_20_Heading" style:display-name="Table Heading" style:family="paragraph" style:parent-style-name="Table_20_Contents" style:class="extra"/>
    <style:style style:name="Obsah_20_-_20_čísla_20_stran" style:display-name="Obsah - čísla stran" style:family="paragraph" style:parent-style-name="Table_20_Contents">
      <loext:graphic-properties draw:fill="none" draw:fill-color="#729fcf"/>
      <style:paragraph-properties fo:margin-left="0cm" fo:margin-right="0.199cm" fo:text-align="end" style:justify-single-word="false" fo:text-indent="0cm" style:auto-text-indent="false" fo:background-color="transparent"/>
      <style:text-properties fo:font-size="11pt" officeooo:rsid="009fabec" style:font-size-asian="11pt" style:font-size-complex="11pt"/>
    </style:style>
    <style:style style:name="Heading_5f_20_5f_1_5f_unnumbered" style:display-name="Heading_20_1_unnumbered" style:family="paragraph" style:parent-style-name="Heading_20_1" style:default-outline-level="" style:list-style-name=""/>
    <style:style style:name="Špeh_20_-_20_nadpis" style:display-name="Špeh - nadpis" style:family="paragraph" style:parent-style-name="Heading_20_2" style:default-outline-level="" style:list-style-name=""/>
    <style:style style:name="Lekce_20_-_20_nadpis" style:display-name="Lekce - nadpis" style:family="paragraph" style:parent-style-name="Heading_20_3" style:default-outline-level="" style:list-style-name=""/>
    <style:style style:name="Závodní_20_ekonomie" style:display-name="Závodní ekonomie" style:family="paragraph" style:parent-style-name="Heading_20_2" style:default-outline-level="" style:list-style-name="" style:master-page-name="">
      <style:paragraph-properties fo:text-align="justify" style:justify-single-word="false" fo:hyphenation-ladder-count="no-limit" style:page-number="auto" fo:keep-with-next="auto"/>
      <style:text-properties style:font-name="Times New Roman" fo:font-family="'Times New Roman'" style:font-family-generic="roman" style:font-pitch="variable" fo:font-size="11pt" fo:font-style="normal" fo:font-weight="normal" style:font-size-asian="10pt" style:font-size-complex="10pt" fo:hyphenate="true" fo:hyphenation-remain-char-count="2" fo:hyphenation-push-char-count="2" loext:hyphenation-no-caps="false"/>
    </style:style>
    <style:style style:name="Závodní_20_ekonomie_20_-_20_nadpis" style:display-name="Závodní ekonomie - nadpis" style:family="paragraph" style:parent-style-name="Závodní_20_ekonomie">
      <style:text-properties fo:font-size="12.5pt" fo:font-style="italic" fo:font-weight="bold" style:font-size-asian="13pt" style:font-style-asian="italic" style:font-size-complex="13pt" style:font-style-complex="italic"/>
    </style:style>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Lifestyle_20_-_20_nadpis" style:display-name="Lifestyle - nadpis" style:family="paragraph" style:parent-style-name="Heading_5f_20_5f_1_5f_unnumbered" style:default-outline-level="1">
      <style:text-properties style:font-name="Agency FB" fo:font-family="'Agency FB'" style:font-family-generic="swiss" style:font-pitch="variable" fo:font-size="18pt" fo:language="cs" fo:country="CZ" officeooo:rsid="008eb55f" style:font-size-asian="18pt" style:font-size-complex="18pt"/>
    </style:style>
    <style:style style:name="My_20_Heading_20_3" style:display-name="My Heading 3" style:family="paragraph" style:parent-style-name="Heading_20_3" style:default-outline-level="" style:list-style-name="">
      <style:paragraph-properties fo:text-align="justify" style:justify-single-word="false"/>
      <style:text-properties fo:font-size="11pt" style:font-size-asian="11pt" style:font-size-complex="11pt"/>
    </style:style>
    <style:style style:name="Hodnocení_20_začátek" style:display-name="Hodnocení začátek" style:family="paragraph" style:parent-style-name="Hodnocení_20_text">
      <loext:graphic-properties draw:fill="none" draw:fill-color="#729fcf"/>
      <style:paragraph-properties fo:margin-left="0cm" fo:margin-right="0cm" fo:margin-top="0cm" fo:margin-bottom="0cm" loext:contextual-spacing="false" fo:text-align="justify" style:justify-single-word="false" fo:hyphenation-ladder-count="no-limit" fo:text-indent="0cm" style:auto-text-indent="false" fo:background-color="transparent" style:writing-mode="page"/>
      <style:text-properties style:use-window-font-color="true" fo:font-size="11pt" fo:language="cs" fo:country="CZ" officeooo:rsid="00fe8222" style:font-size-asian="11pt" style:font-size-complex="11pt" fo:hyphenate="true" fo:hyphenation-remain-char-count="2" fo:hyphenation-push-char-count="2" loext:hyphenation-no-caps="false"/>
    </style:style>
    <style:style style:name="Na_20_vlnách_20_internetu_20_-_20_terminal" style:display-name="Na vlnách internetu - terminal" style:family="paragraph" style:parent-style-name="Text_20_body" style:master-page-name="">
      <loext:graphic-properties draw:fill="none" draw:fill-color="#729fcf"/>
      <style:paragraph-properties fo:margin-left="0.499cm" fo:margin-right="0cm" fo:margin-top="0cm" fo:margin-bottom="0.212cm" loext:contextual-spacing="false" fo:text-align="start" style:justify-single-word="false" fo:hyphenation-ladder-count="no-limit" fo:text-indent="0cm" style:auto-text-indent="false" style:page-number="auto" fo:background-color="transparent" style:writing-mode="page"/>
      <style:text-properties fo:color="#ffff00" style:font-name="Courier New1" fo:font-family="'Courier New'" style:font-style-name="Regular" style:font-family-generic="modern" style:font-pitch="fixed" fo:font-size="10pt" fo:hyphenate="true" fo:hyphenation-remain-char-count="2" fo:hyphenation-push-char-count="2" loext:hyphenation-no-caps="false"/>
    </style:style>
    <style:style style:name="Na_20_vlnách_20_internetu" style:display-name="Na vlnách internetu" style:family="paragraph" style:parent-style-name="Text_20_body">
      <loext:graphic-properties draw:fill="none" draw:fill-color="#729fcf"/>
      <style:paragraph-properties fo:margin-left="0cm" fo:margin-right="0cm" fo:margin-top="0cm" fo:margin-bottom="0.212cm" loext:contextual-spacing="false" fo:hyphenation-ladder-count="no-limit" fo:text-indent="0cm" style:auto-text-indent="false" fo:background-color="transparent" style:writing-mode="page"/>
      <style:text-properties style:font-name="Liberation Mono" fo:font-family="'Liberation Mono'" style:font-style-name="Regular" style:font-family-generic="modern" style:font-pitch="fixed" fo:font-size="9pt" fo:hyphenate="true" fo:hyphenation-remain-char-count="2" fo:hyphenation-push-char-count="2" loext:hyphenation-no-caps="false"/>
    </style:style>
    <style:style style:name="Vývoj" style:family="paragraph" style:parent-style-name="Text_20_body">
      <style:paragraph-properties fo:text-align="justify" style:justify-single-word="false"/>
    </style:style>
    <style:style style:name="Korespondent" style:family="paragraph" style:parent-style-name="Text_20_body">
      <loext:graphic-properties draw:fill="none" draw:fill-color="#729fcf"/>
      <style:paragraph-properties fo:margin-left="0cm" fo:margin-right="0cm" fo:margin-top="0cm" fo:margin-bottom="0.21cm" loext:contextual-spacing="false" fo:hyphenation-ladder-count="no-limit" fo:text-indent="0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Lekce_20_-_20_normal" style:display-name="Lekce - normal"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499cm" style:auto-text-indent="false" fo:background-color="transparent"/>
      <style:text-properties fo:font-size="10pt" fo:language="cs" fo:country="CZ" style:font-size-asian="10pt" style:font-size-complex="10pt"/>
    </style:style>
    <style:style style:name="Lekce_20_-_20_první_20_odstavec" style:display-name="Lekce - první odstavec" style:family="paragraph" style:parent-style-name="Text_20_body">
      <loext:graphic-properties draw:fill="none" draw:fill-color="#729fcf"/>
      <style:paragraph-properties fo:margin-left="0cm" fo:margin-right="0cm" fo:margin-top="0cm" fo:margin-bottom="0.21cm" loext:contextual-spacing="false" fo:text-align="justify" style:justify-single-word="false" fo:text-indent="0cm" style:auto-text-indent="false" fo:background-color="transparent"/>
    </style:style>
    <style:style style:name="Špeh" style:family="paragraph" style:parent-style-name="Text_20_body">
      <loext:graphic-properties draw:fill="none" draw:fill-color="#729fcf"/>
      <style:paragraph-properties fo:margin-left="0cm" fo:margin-right="0cm" fo:margin-top="0cm" fo:margin-bottom="0.21cm" loext:contextual-spacing="false" fo:line-height="100%" fo:text-align="justify" style:justify-single-word="false" fo:hyphenation-ladder-count="no-limit" fo:text-indent="0.499cm" style:auto-text-indent="false" fo:background-color="transparent" style:writing-mode="page"/>
      <style:text-properties fo:font-size="11pt" fo:language="cs" fo:country="CZ" style:font-size-asian="11pt" style:font-size-complex="11pt" fo:hyphenate="true" fo:hyphenation-remain-char-count="2" fo:hyphenation-push-char-count="2" loext:hyphenation-no-caps="false"/>
    </style:style>
    <style:style style:name="Tiráž_20_-_20_nadpis" style:display-name="Tiráž - nadpis" style:family="paragraph" style:parent-style-name="Tiráž">
      <style:text-properties fo:font-size="12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41cm" style:rel-width="100%" fo:min-height="0.041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fo:font-family="StarSymbol" style:font-charset="x-symbol"/>
      </text:list-level-style-bullet>
      <text:list-level-style-bullet text:level="2" text:style-name="Bullet_5f_20_5f_Symbols" style:num-suffix="." text:bullet-char="•">
        <style:list-level-properties text:space-before="1.27cm" text:min-label-width="0.635cm"/>
        <style:text-properties fo:font-family="StarSymbol" style:font-charset="x-symbol"/>
      </text:list-level-style-bullet>
      <text:list-level-style-bullet text:level="3" text:style-name="Bullet_5f_20_5f_Symbols" style:num-suffix="." text:bullet-char="•">
        <style:list-level-properties text:space-before="1.905cm" text:min-label-width="0.635cm"/>
        <style:text-properties fo:font-family="StarSymbol" style:font-charset="x-symbol"/>
      </text:list-level-style-bullet>
      <text:list-level-style-bullet text:level="4" text:style-name="Bullet_5f_20_5f_Symbols" style:num-suffix="." text:bullet-char="•">
        <style:list-level-properties text:space-before="2.54cm" text:min-label-width="0.635cm"/>
        <style:text-properties fo:font-family="StarSymbol" style:font-charset="x-symbol"/>
      </text:list-level-style-bullet>
      <text:list-level-style-bullet text:level="5" text:style-name="Bullet_5f_20_5f_Symbols" style:num-suffix="." text:bullet-char="•">
        <style:list-level-properties text:space-before="3.175cm" text:min-label-width="0.635cm"/>
        <style:text-properties fo:font-family="StarSymbol" style:font-charset="x-symbol"/>
      </text:list-level-style-bullet>
      <text:list-level-style-bullet text:level="6" text:style-name="Bullet_5f_20_5f_Symbols" style:num-suffix="." text:bullet-char="•">
        <style:list-level-properties text:space-before="3.81cm" text:min-label-width="0.635cm"/>
        <style:text-properties fo:font-family="StarSymbol" style:font-charset="x-symbol"/>
      </text:list-level-style-bullet>
      <text:list-level-style-bullet text:level="7" text:style-name="Bullet_5f_20_5f_Symbols" style:num-suffix="." text:bullet-char="•">
        <style:list-level-properties text:space-before="4.445cm" text:min-label-width="0.635cm"/>
        <style:text-properties fo:font-family="StarSymbol" style:font-charset="x-symbol"/>
      </text:list-level-style-bullet>
      <text:list-level-style-bullet text:level="8" text:style-name="Bullet_5f_20_5f_Symbols" style:num-suffix="." text:bullet-char="•">
        <style:list-level-properties text:space-before="5.08cm" text:min-label-width="0.635cm"/>
        <style:text-properties fo:font-family="StarSymbol" style:font-charset="x-symbol"/>
      </text:list-level-style-bullet>
      <text:list-level-style-bullet text:level="9" text:style-name="Bullet_5f_20_5f_Symbols" style:num-suffix="." text:bullet-char="•">
        <style:list-level-properties text:space-before="5.715cm" text:min-label-width="0.635cm"/>
        <style:text-properties fo:font-family="StarSymbol" style:font-charset="x-symbol"/>
      </text:list-level-style-bullet>
      <text:list-level-style-bullet text:level="10" text:style-name="Bullet_5f_20_5f_Symbols"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language="cs" fo:country="CZ" officeooo:paragraph-rsid="005616df"/>
    </style:style>
    <style:style style:name="MP2" style:family="paragraph" style:parent-style-name="Footer">
      <style:paragraph-properties fo:text-align="start" style:justify-single-word="false"/>
      <style:text-properties officeooo:paragraph-rsid="005616df"/>
    </style:style>
    <style:style style:name="MP3" style:family="paragraph" style:parent-style-name="Footer">
      <style:paragraph-properties fo:text-align="center" style:justify-single-word="false"/>
      <style:text-properties fo:language="cs" fo:country="CZ"/>
    </style:style>
    <style:style style:name="MT1" style:family="text">
      <style:text-properties officeooo:rsid="005616df"/>
    </style:style>
    <style:page-layout style:name="Mpm1" style:page-usage="mirrored">
      <style:page-layout-properties fo:page-width="21.001cm" fo:page-height="29.7cm" style:num-format="1" style:print-orientation="portrait" fo:margin-top="1cm" fo:margin-bottom="1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chapter text:display="name" text:outline-level="1">Korespondent</text:chapter><text:s text:c="3"/><text:span text:style-name="MT1">| </text:span><text:page-number text:select-page="current">3</text:page-number></text:p>
      </style:footer>
      <style:footer-left>
        <text:p text:style-name="MP2"><text:page-number text:select-page="current">4</text:page-number><text:s/><text:span text:style-name="MT1">| <text:s text:c="2"/></text:span><text:chapter text:display="name" text:outline-level="1">Korespondent</text:chapter></text:p>
      </style:footer-left>
      <loext:footer-first>
        <text:p text:style-name="MP1"/>
      </loext:footer-first>
    </style:master-page>
    <style:master-page style:name="OrgTitlePage" style:page-layout-name="Mpm2" style:next-style-name="OrgFrontMatterPage"/>
    <style:master-page style:name="OrgFrontMatterPage" style:page-layout-name="Mpm3">
      <style:footer>
        <text:p text:style-name="MP3"><text:page-number text:select-page="current">0</text:page-number><text:s/></text:p>
      </style:footer>
    </style:master-page>
    <style:master-page style:name="OrgFirstPage" style:page-layout-name="Mpm4" style:next-style-name="OrgPage">
      <style:footer>
        <text:p text:style-name="MP3"><text:page-number text:select-page="current">0</text:page-number><text:s/></text:p>
      </style:footer>
    </style:master-page>
    <style:master-page style:name="OrgPage" style:page-layout-name="Mpm5">
      <style:footer>
        <text:p text:style-name="MP3"><text:page-number text:select-page="current">0</text:page-number><text:s/></text:p>
      </style:footer>
    </style:master-page>
    <style:master-page style:name="Endnote"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MONTE KARLOS NĚKDENÍK</dc:title>
    <dc:date>2021-02-16T10:37:31.950485759</dc:date>
    <meta:editing-duration>PT17M45S</meta:editing-duration>
    <meta:editing-cycles>3</meta:editing-cycles>
    <meta:generator>LibreOffice/6.4.6.2$Linux_X86_64 LibreOffice_project/40$Build-2</meta:generator>
    <meta:document-statistic meta:table-count="0" meta:image-count="0" meta:object-count="0" meta:page-count="4" meta:paragraph-count="33" meta:word-count="1536" meta:character-count="10305" meta:non-whitespace-character-count="8785"/>
    <meta:user-defined meta:name="Subtitle">Nezákonné aktivity</meta:user-defined>
  </office:meta>
</office:document-meta>
</file>